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A000002DB41E7513D461489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684703" draw:marker-start-width="0.279cm" draw:marker-end-width="0.279cm" draw:fill-color="#fff200" draw:textarea-horizontal-align="justify" draw:textarea-vertical-align="middle" draw:auto-grow-height="false" fo:min-height="0.476cm" fo:min-width="0.22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73604"/>
    </style:style>
    <style:style style:name="P3" style:family="paragraph">
      <loext:graphic-properties draw:fill-color="#fff200"/>
      <style:paragraph-properties fo:text-align="center"/>
      <style:text-properties fo:color="#67360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29cm" svg:height="19.417cm" svg:x="0.39cm" svg:y="0.383cm">
          <draw:image xlink:href="Pictures/100002010000021A000002DB41E7513D46148990.png" xlink:type="simple" xlink:show="embed" xlink:actuate="onLoad">
            <text:p/>
          </draw:image>
        </draw:frame>
        <draw:custom-shape draw:style-name="gr2" draw:text-style-name="P3" draw:layer="layout" svg:width="1.1cm" svg:height="1.1cm" svg:x="5.63cm" svg:y="17.1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3.93cm" svg:y="13.8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3.84cm" svg:y="10.6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7.03cm" svg:y="4.53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11.97cm" svg:y="11.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6.74cm" svg:y="14.47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7T13:26:07.674820757</meta:creation-date>
    <dc:date>2020-09-17T13:51:00.996658878</dc:date>
    <meta:editing-duration>PT14M42S</meta:editing-duration>
    <meta:editing-cycles>3</meta:editing-cycles>
    <meta:generator>LibreOffice/6.0.7.3$Linux_X86_64 LibreOffice_project/00m0$Build-3</meta:generator>
    <meta:document-statistic meta:object-count="7"/>
  </office:meta>
</office:document-meta>
</file>